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39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1" style:family="paragraph" style:parent-style-name="Standard" style:list-style-name="WW8Num5">
      <style:paragraph-properties fo:margin-left="0.27cm" fo:margin-right="0cm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4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5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7" style:family="paragraph" style:parent-style-name="Standard">
      <style:paragraph-properties fo:margin-left="0.182cm" fo:margin-right="0cm" fo:line-height="100%" fo:text-indent="0cm" style:auto-text-indent="false"/>
    </style:style>
    <style:style style:name="P48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9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0.051cm" fo:margin-right="0cm" fo:line-height="100%" fo:text-indent="0cm" style:auto-text-indent="false"/>
    </style:style>
    <style:style style:name="P51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3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4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Arial" style:font-weight-asian="bold" style:font-name-complex="Arial"/>
    </style:style>
    <style:style style:name="T5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7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12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style:font-name-asian="Arial" style:font-size-asian="10pt" style:font-name-complex="Arial" style:font-size-complex="10pt"/>
    </style:style>
    <style:style style:name="T14" style:family="text">
      <style:text-properties style:letter-kerning="false" style:font-size-complex="10pt"/>
    </style:style>
    <style:style style:name="T15" style:family="text">
      <style:text-properties fo:font-size="10pt" fo:font-weight="bold" style:font-size-asian="10pt" style:font-weight-asian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000000" loext:opacity="100%" style:font-name="Times New Roman" fo:font-size="9pt" fo:font-weight="bold" style:letter-kerning="false" style:font-name-asian="Times New Roman" style:font-size-asian="9pt" style:font-weight-asian="bold" style:font-name-complex="Times New Roman" style:font-size-complex="9pt"/>
    </style:style>
    <style:style style:name="T18" style:family="text">
      <style:text-properties fo:color="#000000" loext:opacity="100%" style:letter-kerning="false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7"><text:s/><text:bookmark text:name="_GoBack"/></text:p>
      <text:list xml:id="list2852268790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3">VIII. INFERENCIAS EN UNA POBLACION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5">8.1 REDACTA EN MEDIA CUARTILLA EL CONCEPTO DE INTERVALO DE CONFIANZA Y SUS DISTINTOS TIPOS, SIN OMITIR NINGUNO. </text:span></text:p>
            <text:p text:style-name="P3"><text:span text:style-name="T5">8.2 ANOTA EN SU LIBRETA DE NOTAS EL PROCEDIMIENTO PARA REALIZAR LAS PRUEBAS DE HIPOTESIS PARA ACEPTAR O RECHAZAR ESTADISTICAMENTE LAS SUPOSICIONES ESTABLECIDAS EN UN EJERCICIO DE INGENIERIA PROPORCIONADO EN CLASE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11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11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11">Campo Militar No. 1-K, Lomas de San Isidro, México, <text:s/>Viernes 11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11">(J) Situación problema: (conflicto cognitivo</text:span><text:span text:style-name="T4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1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11">¿Cuál es el concepto de intervalo de confianza?</text:span></text:p>
            <text:p text:style-name="P1"><text:span text:style-name="T11">¿Cuál es el concepto de prueba de hipótesi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5"><text:span text:style-name="T5">APLICA EN LA SOLUCION DE PROBLEMAS LA CONSTRUCCION DE INTERVALOS DE CONFIANZA EN LA INTERPRETACION DE LOS PARAMETROS POBLACIONALE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1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11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7">(M) Actividades del Mediador: 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7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11">(P) Indicadores de desempeño:</text:span><text:span text:style-name="T15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10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177702794" text:style-name="WW8Num7">
              <text:list-item>
                <text:p text:style-name="P37">Se menciona el propósito del tema.</text:p>
              </text:list-item>
              <text:list-item>
                <text:p text:style-name="P38">Se realizan las preguntas del Conflicto Cognitivo. </text:p>
              </text:list-item>
              <text:list-item>
                <text:p text:style-name="P38">Se dan las instrucciones pertinentes sobre las estrategias de trabajo.</text:p>
              </text:list-item>
              <text:list-item>
                <text:p text:style-name="P38">Se da realimentación sobre el trabajo realizado, al personal discente</text:p>
              </text:list-item>
            </text:list>
            <text:p text:style-name="P39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12">Aplica los procedimientos para la construcción de intervalos de confianza en la solución de problemas a través de la realización de pruebas de hipótesis.</text:span></text:p>
          </table:table-cell>
          <table:covered-table-cell/>
          <table:table-cell table:style-name="Tabla1.G11" table:number-columns-spanned="3" office:value-type="string">
            <text:list xml:id="list274268646" text:style-name="WW8Num5">
              <text:list-item>
                <text:p text:style-name="P40">Pintarrón</text:p>
              </text:list-item>
              <text:list-item>
                <text:p text:style-name="P40">Marcadores para pintarrón</text:p>
              </text:list-item>
              <text:list-item>
                <text:p text:style-name="P40">Videoproyector</text:p>
              </text:list-item>
              <text:list-item>
                <text:p text:style-name="P41">Internet 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660215965969" text:continue-numbering="true" text:style-name="WW8Num5">
              <text:list-item>
                <text:p text:style-name="P43">Capacidad de abstracción.</text:p>
              </text:list-item>
              <text:list-item>
                <text:p text:style-name="P43">Capacidad de análisis.</text:p>
              </text:list-item>
              <text:list-item>
                <text:p text:style-name="P42">Creatividad.</text:p>
              </text:list-item>
              <text:list-item>
                <text:p text:style-name="P42">Trabajo colaborativo.</text:p>
              </text:list-item>
              <text:list-item>
                <text:p text:style-name="P42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4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458947258" text:style-name="WW8Num3">
              <text:list-item>
                <text:p text:style-name="P45"><text:span text:style-name="T7">120 minutos en total.</text:span></text:p>
              </text:list-item>
              <text:list-item>
                <text:p text:style-name="P46">20 minutos de receso intercalados</text:p>
              </text:list-item>
              <text:list-item>
                <text:p text:style-name="P46">5 minutos de encuadre.</text:p>
              </text:list-item>
              <text:list-item>
                <text:p text:style-name="P46"><text:soft-page-break/>5 minutos para explicar el desarrollo de la dinámica de trabajo.</text:p>
              </text:list-item>
              <text:list-item>
                <text:p text:style-name="P45"><text:span text:style-name="T6">15 minutos para dar retroalimentación sobre las tareas y evidencias desarrolladas por los discentes en las clases anteriores.</text:span></text:p>
              </text:list-item>
              <text:list-item>
                <text:p text:style-name="P45"><text:span text:style-name="T6">60 minutos para la obtención de intervalos de confianza a través de la realización de pruebas de hipótesis.</text:span></text:p>
              </text:list-item>
              <text:list-item>
                <text:p text:style-name="P46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3">(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2">¿Qué tan preciso le pareció a usted el aprendizaje adquirido?</text:p>
            <text:p text:style-name="P1"><text:span text:style-name="T4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7"><text:span text:style-name="T4">(S) Momentos de evaluación:</text:span><text:span text:style-name="T11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8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9">(U) Instrumentos de evaluación </text:p>
          </table:table-cell>
          <table:covered-table-cell/>
          <table:table-cell table:style-name="Tabla1.A1" table:number-columns-spanned="2" office:value-type="string">
            <text:p text:style-name="P50"><text:span text:style-name="T4">(V)Producto final:</text:span><text:span text:style-name="T7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13">( <text:s/>) </text:p>
          </table:table-cell>
          <table:table-cell table:style-name="Tabla1.D20" table:number-rows-spanned="3" table:number-columns-spanned="3" office:value-type="string">
            <text:p text:style-name="Standard"><text:span text:style-name="T12">Sistematizar e interpretar la información vertida por el personal discente, para dar la realimentación requerida.</text:span><text:span text:style-name="T16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608560623" text:style-name="WW8Num4">
              <text:list-item>
                <text:p text:style-name="P51"><text:span text:style-name="T11">Lista de cotejo o verificación.</text:span></text:p>
              </text:list-item>
              <text:list-item>
                <text:p text:style-name="P52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11">Ilustración de la realización de pruebas de hipótesis para la construcción de intervalos de confianza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13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1"><text:s/></text:p>
            <text:p text:style-name="P11">(W)Elaboró: Mediador.</text:p>
            <text:p text:style-name="P11">C. I.I. en E. </text:p>
            <text:p text:style-name="P2"/>
            <text:p text:style-name="P53">Lamberto Maza Casas</text:p>
            <text:p text:style-name="P53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1"><text:s/></text:p>
            <text:p text:style-name="P11"><text:s/>Vo. <text:s text:c="17"/>Bo. </text:p>
            <text:p text:style-name="P2"><text:span text:style-name="T11">EL Tte. Cor. I. I., Jefe Sec. Académica. </text:span></text:p>
            <text:p text:style-name="P2"/>
            <text:p text:style-name="P55">Omar Luna Ramírez</text:p>
            <text:p text:style-name="P54"><text:span text:style-name="T11">(</text:span><text:span text:style-name="T10">C-822090</text:span><text:span text:style-name="T11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7T21:35:00</meta:creation-date>
    <dc:creator>Moshkodo Moshkodoi</dc:creator>
    <dc:date>2021-03-16T08:19:00</dc:date>
    <meta:print-date>2019-10-03T23:31:00</meta:print-date>
    <meta:editing-cycles>11</meta:editing-cycles>
    <meta:editing-duration>PT20M</meta:editing-duration>
    <meta:document-statistic meta:table-count="1" meta:image-count="0" meta:object-count="0" meta:page-count="2" meta:paragraph-count="86" meta:word-count="474" meta:character-count="3523" meta:non-whitespace-character-count="2633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